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erif" svg:font-family="'Noto Serif'" style:font-family-generic="roman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c9211e" loext:opacity="100%" officeooo:rsid="00042462" officeooo:paragraph-rsid="00042462"/>
    </style:style>
    <style:style style:name="P2" style:family="paragraph" style:parent-style-name="Standard">
      <style:text-properties officeooo:rsid="00042462" officeooo:paragraph-rsid="00042462"/>
    </style:style>
    <style:style style:name="P3" style:family="paragraph" style:parent-style-name="Standard">
      <style:text-properties officeooo:rsid="000597d4" officeooo:paragraph-rsid="000597d4"/>
    </style:style>
    <style:style style:name="P4" style:family="paragraph" style:parent-style-name="Standard">
      <style:text-properties officeooo:rsid="00072da6" officeooo:paragraph-rsid="00072da6"/>
    </style:style>
    <style:style style:name="P5" style:family="paragraph" style:parent-style-name="Standard">
      <style:text-properties fo:color="#c9211e" loext:opacity="100%" officeooo:rsid="00072da6" officeooo:paragraph-rsid="00072da6"/>
    </style:style>
    <style:style style:name="T1" style:family="text">
      <style:text-properties officeooo:rsid="000c048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nalysis Questions <text:span text:style-name="T1">and Answers</text:span> for Task 4</text:p>
      <text:p text:style-name="P2"/>
      <text:p text:style-name="P2">* Explain the Big O complexity of your priority and sorting mechanisms.</text:p>
      <text:p text:style-name="P2"/>
      <text:p text:style-name="P2">- ) To control patient flow, the current system makes use of two straightforward linear queues (TreatmentQueue) and a DoublyLinkedList (PatientList).</text:p>
      <text:p text:style-name="P2"/>
      <text:p text:style-name="P2">Sorting mechanism’s time complexity equals O(n^2)</text:p>
      <text:p text:style-name="P2"/>
      <text:p text:style-name="P2">A Bubble Sort algorithm is implemented by PatientList’s sortBySeverity() method.</text:p>
      <text:p text:style-name="P2">It repeatedly goes through the list comparing neighboring nodes and switching their data if the severity of the current patient is less than that of the subsequent patient.</text:p>
      <text:p text:style-name="P2">Bubble Sort has an O(n^2) time complexity in the worst and average scenarios because it needs two nested loops to make sure the list is sorted.</text:p>
      <text:p text:style-name="P2"/>
      <text:p text:style-name="P3">Priority Mechanism’s time complexity equals to O(1) for enqueueing and O(n) for processing.</text:p>
      <text:p text:style-name="P3"/>
      <text:p text:style-name="P3">Currently, HospiatalSystem handles the priority system by dividing requests into two distinct queues (normalTreatmentQueue and priorityTreatmentQueue).</text:p>
      <text:p text:style-name="P3">Adding a request only adds to the end of a linked list queue, so it is O(1).</text:p>
      <text:p text:style-name="P3">Every treated patient has O(n) complexity since the PatientList is a linkedlist and the removal is based on an Id search (a linear scan).</text:p>
      <text:p text:style-name="P3"/>
      <text:p text:style-name="P4">* How would using a heap-based priority queue improve performance?</text:p>
      <text:p text:style-name="P4"/>
      <text:p text:style-name="P4">- ) In the current implementation, we need to either sort the entire list 0(n^2) or conduct a linear search O(n) to find the most severe patient. The patient with the greatest severity always kept at the base of the tree when using a heap.</text:p>
      <text:p text:style-name="P4"/>
      <text:p text:style-name="P4">The heap bubbles a new patient up to their proper position in logarithmic time O(logn) which is much quicker than sorting. The system extracts the root when a doctor is prepared to see a patient. After that, the heap rearranges itself in O(logn) time. An O(n2) operation could require 1000000 steps for a hospital with 1000 patients, while an O(logn) operation would require about 10 steps. This change guarantees that the system will continue to function even during times of high demands.</text:p>
      <text:p text:style-name="P3"/>
      <text:p text:style-name="P5">Output of The Test Scenario</text:p>
      <text:p text:style-name="P4"/>
      <text:p text:style-name="P4">Added: Sponge Bob</text:p>
      <text:p text:style-name="P4">Added: Patrick Star</text:p>
      <text:p text:style-name="P4">Added: Mr Crabs</text:p>
      <text:p text:style-name="P4">Added: Ryan Gosling</text:p>
      <text:p text:style-name="P4"><text:soft-page-break/>Added: John Cena</text:p>
      <text:p text:style-name="P4">Added: Hüseyin Alp</text:p>
      <text:p text:style-name="P4">Added: John Doe</text:p>
      <text:p text:style-name="P4">Added: Lorem Ipsum</text:p>
      <text:p text:style-name="P4">Added: Memento Mori</text:p>
      <text:p text:style-name="P4">Added: Veni Vidi Vici</text:p>
      <text:p text:style-name="P4">Removed patient Name: Lorem Ipsum ID: 108</text:p>
      <text:p text:style-name="P4">Removed patient Name: Memento Mori ID: 109</text:p>
      <text:p text:style-name="P4">Removed patient Name: Veni Vidi Vici ID: 110</text:p>
      <text:p text:style-name="P4">Removed patient Name: Sponge Bob ID: 101</text:p>
      <text:p text:style-name="P4"/>
      <text:p text:style-name="P4">*** Patients Sorted by Severity ***</text:p>
      <text:p text:style-name="P4"/>
      <text:p text:style-name="P4">*** Current Patient List ***</text:p>
      <text:p text:style-name="P4">* Patient's ID: 105, Name: John Cena, Severity: 10, Age: 40 *</text:p>
      <text:p text:style-name="P4">* Patient's ID: 106, Name: Hüseyin Alp, Severity: 10, Age: 20 *</text:p>
      <text:p text:style-name="P4">* Patient's ID: 102, Name: Patrick Star, Severity: 6, Age: 25 *</text:p>
      <text:p text:style-name="P4">* Patient's ID: 104, Name: Ryan Gosling, Severity: 6, Age: 32 *</text:p>
      <text:p text:style-name="P4">* Patient's ID: 107, Name: John Doe, Severity: 6, Age: 22 *</text:p>
      <text:p text:style-name="P4">* Patient's ID: 103, Name: Mr Crabs, Severity: 4, Age: 30 *</text:p>
      <text:p text:style-name="P4">****************************</text:p>
      <text:p text:style-name="P4"/>
      <text:p text:style-name="P4">*** Current Patient List ***</text:p>
      <text:p text:style-name="P4">* Patient's ID: 105, Name: John Cena, Severity: 10, Age: 40 *</text:p>
      <text:p text:style-name="P4">* Patient's ID: 106, Name: Hüseyin Alp, Severity: 10, Age: 20 *</text:p>
      <text:p text:style-name="P4">* Patient's ID: 102, Name: Patrick Star, Severity: 6, Age: 25 *</text:p>
      <text:p text:style-name="P4">* Patient's ID: 104, Name: Ryan Gosling, Severity: 6, Age: 32 *</text:p>
      <text:p text:style-name="P4">* Patient's ID: 107, Name: John Doe, Severity: 6, Age: 22 *</text:p>
      <text:p text:style-name="P4">* Patient's ID: 103, Name: Mr Crabs, Severity: 4, Age: 30 *</text:p>
      <text:p text:style-name="P4">****************************</text:p>
      <text:p text:style-name="P4">*** Pending Priority Requests ***</text:p>
      <text:p text:style-name="P4">0</text:p>
      <text:p text:style-name="P4">*** Pending Normal Requests ***</text:p>
      <text:p text:style-name="P4">4</text:p>
      <text:p text:style-name="P4">*** Discharge History ***</text:p>
      <text:p text:style-name="P4">Records (Top &gt; Bottom): * Patient's ID: 101, Discharge Time: 800 * -&gt; </text:p>
      <text:p text:style-name="P4">* Patient's ID: 110, Discharge Time: 1500 * -&gt; </text:p>
      <text:p text:style-name="P4">* Patient's ID: 109, Discharge Time: 1400 * -&gt; </text:p>
      <text:p text:style-name="P4">* Patient's ID: 108, Discharge Time: 1300 * -&gt; </text:p>
      <text:p text:style-name="P4">* Patient's ID: 107, Discharge Time: 1700 * -&gt; </text:p>
      <text:p text:style-name="P4">* Patient's ID: 106, Discharge Time: 1600 *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erif" svg:font-family="'Noto Serif'" style:font-family-generic="roman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Noto Serif" fo:font-size="12pt" fo:language="tr" fo:country="T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Noto Serif" fo:font-size="12pt" fo:language="tr" fo:country="T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Noto Sans" fo:font-family="'Noto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24T20:08:28.452546568</meta:creation-date>
    <dc:date>2025-12-27T15:45:35.925815208</dc:date>
    <meta:editing-duration>PT22M15S</meta:editing-duration>
    <meta:editing-cycles>5</meta:editing-cycles>
    <meta:generator>LibreOffice/25.8.4.2$Linux_X86_64 LibreOffice_project/580$Build-2</meta:generator>
    <meta:document-statistic meta:table-count="0" meta:image-count="0" meta:object-count="0" meta:page-count="2" meta:paragraph-count="57" meta:word-count="617" meta:character-count="3601" meta:non-whitespace-character-count="3036"/>
  </office:meta>
</office:document-meta>
</file>